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officeooo:rsid="000a0452" officeooo:paragraph-rsid="000a0452"/>
    </style:style>
    <style:style style:name="P2" style:family="paragraph" style:parent-style-name="Standard">
      <style:text-properties officeooo:paragraph-rsid="000a0452"/>
    </style:style>
    <style:style style:name="P3" style:family="paragraph" style:parent-style-name="Standard">
      <style:text-properties officeooo:paragraph-rsid="000adf15"/>
    </style:style>
    <style:style style:name="P4" style:family="paragraph" style:parent-style-name="Standard">
      <style:text-properties officeooo:rsid="000adf15" officeooo:paragraph-rsid="000adf15"/>
    </style:style>
    <style:style style:name="P5" style:family="paragraph" style:parent-style-name="Standard">
      <style:text-properties officeooo:rsid="000c1e75" officeooo:paragraph-rsid="000c1e75"/>
    </style:style>
    <style:style style:name="P6" style:family="paragraph" style:parent-style-name="Standard">
      <style:text-properties officeooo:rsid="000dd3de" officeooo:paragraph-rsid="000dd3de"/>
    </style:style>
    <style:style style:name="P7" style:family="paragraph" style:parent-style-name="Standard">
      <style:text-properties officeooo:rsid="000f5815" officeooo:paragraph-rsid="000f5815"/>
    </style:style>
    <style:style style:name="P8" style:family="paragraph" style:list-style-name="L1"/>
    <style:style style:name="P9" style:family="paragraph" style:list-style-name="L2"/>
    <style:style style:name="P10" style:family="paragraph" style:list-style-name="L3"/>
    <style:style style:name="P11" style:family="paragraph" style:list-style-name="L4"/>
    <style:style style:name="T1" style:family="text">
      <style:text-properties officeooo:rsid="000adf15"/>
    </style:style>
    <style:style style:name="T2" style:family="text">
      <style:text-properties officeooo:rsid="000c1e7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ry user could create new tables, manage these tables, do operations between tables…</text:p>
      <text:p text:style-name="P1">Do short and specialized menu prompts</text:p>
      <text:p text:style-name="P1"/>
      <text:p text:style-name="P1">Initial prompt:</text:p>
      <text:p text:style-name="P1"/>
      <text:p text:style-name="P1">Login</text:p>
      <text:p text:style-name="P1">Create account</text:p>
      <text:p text:style-name="P1">Exit</text:p>
      <text:p text:style-name="P1"/>
      <text:p text:style-name="Standard">Menu:</text:p>
      <text:p text:style-name="Standard"/>
      <text:p text:style-name="P3">1. Create a new table</text:p>
      <text:p text:style-name="P3">2. List existing tables</text:p>
      <text:p text:style-name="P4">3. Manage all tables</text:p>
      <text:p text:style-name="P4">3.1 Operations between tables</text:p>
      <text:p text:style-name="P3"><text:span text:style-name="T1">4</text:span>. <text:span text:style-name="T1">Manage a individual table</text:span></text:p>
      <text:p text:style-name="P3"><text:span text:style-name="T1">4.1</text:span> <text:span text:style-name="T2">Query the table</text:span></text:p>
      <text:p text:style-name="P3"><text:span text:style-name="T1">4.2</text:span> Insert a new record</text:p>
      <text:p text:style-name="P3"><text:span text:style-name="T1">4.3 </text:span>Update a record</text:p>
      <text:p text:style-name="P3"><text:span text:style-name="T1">4.4</text:span> Delete a record</text:p>
      <text:p text:style-name="P3"><text:span text:style-name="T1">5</text:span>. Exit</text:p>
      <text:p text:style-name="P3"/>
      <text:p text:style-name="P4">Operations between tables:</text:p>
      <text:p text:style-name="P4">1-merge → merge only not equivalent fields, prompt a message for merge conflict</text:p>
      <text:p text:style-name="P4">2-intersection → find common rows or columns between tables</text:p>
      <text:p text:style-name="P4">3-subtraction → find rows or columns that exists only in one table</text:p>
      <text:p text:style-name="P4">4-aggregation → sums, averages, counts, max/min, across multiple tables</text:p>
      <text:p text:style-name="P3"><text:span text:style-name="T1">5-copy/create a new table → allow copy from selected fields or records from an existing table.</text:span></text:p>
      <text:p text:style-name="P2"/>
      <text:p text:style-name="P2"/>
      <text:p text:style-name="P5">Fase 1: Login; encriptação e decriptação de todos os arquivos dos usuários;</text:p>
      <text:p text:style-name="P5"/>
      <text:p text:style-name="P5">Fase 2: Formatação da tabela; tipo de arquivos suportados; criação do template de tabela a partir do input; limitações na criação de tabelas;</text:p>
      <text:p text:style-name="P5"/>
      <text:p text:style-name="P5">Fase 3: Implementação das operações de uma tabela; implementação da query;</text:p>
      <text:p text:style-name="P5"/>
      <text:p text:style-name="P5">Fase 4: Implementação das operações entre tabelas.</text:p>
      <text:p text:style-name="P5"/>
      <text:p text:style-name="P5"/>
      <text:p text:style-name="Standard"/>
      <text:p text:style-name="Text_20_body"><text:span text:style-name="Strong_20_Emphasis">Fase 1: Login; encriptação e decriptação de todos os arquivos dos usuários</text:span></text:p>
      <text:list xml:id="list666405236" text:style-name="L1">
        <text:list-item>
          <text:p text:style-name="Text_20_body">Implemente um sistema de login que permita aos usuários autenticarem-se com seus nomes de usuário e senhas.</text:p>
        </text:list-item>
      </text:list>
      <text:p text:style-name="Text_20_body"><text:span text:style-name="Strong_20_Emphasis">Fase 2: Formatação da tabela; tipo de arquivos suportados; criação do template de tabela a partir do input; limitações na criação de tabelas</text:span></text:p>
      <text:list xml:id="list471746469" text:style-name="L2">
        <text:list-item>
          <text:p text:style-name="Text_20_body">Permita que os usuários criem tabelas personalizadas definindo o nome da tabela e os campos correspondentes. Implemente uma função que valide e formate a estrutura da tabela de acordo com as regras estabelecidas, como nomes de campos únicos e tipos de dados suportados.</text:p>
        </text:list-item>
        <text:list-item>
          <text:p text:style-name="Text_20_body"><text:soft-page-break/>Crie um template de tabela a partir do input do usuário.</text:p>
        </text:list-item>
        <text:list-item>
          <text:p text:style-name="Text_20_body">Estabeleça limitações na criação de tabelas, como um número máximo de campos permitidos, restrições de tamanho ou formatos específicos.</text:p>
        </text:list-item>
      </text:list>
      <text:p text:style-name="Text_20_body"><text:span text:style-name="Strong_20_Emphasis">Fase 3: Implementação das operações de uma tabela; implementação da query</text:span></text:p>
      <text:list xml:id="list3379890022" text:style-name="L3">
        <text:list-item>
          <text:p text:style-name="Text_20_body">Implemente as operações básicas de uma tabela, como inserção de novos registros, atualização de registros existentes, exclusão de registros e busca de registros com base em critérios específicos.</text:p>
        </text:list-item>
        <text:list-item>
          <text:p text:style-name="Text_20_body">Desenvolva uma sintaxe de consulta (query) que permita aos usuários realizar buscas complexas na tabela com base em condições, ordenação e agrupamento. Implemente a funcionalidade para processar a query e retornar os resultados correspondentes.</text:p>
        </text:list-item>
      </text:list>
      <text:p text:style-name="Text_20_body"><text:span text:style-name="Strong_20_Emphasis">Fase 4: Implementação das operações entre tabelas</text:span></text:p>
      <text:list xml:id="list3186867071" text:style-name="L4">
        <text:list-item>
          <text:p text:style-name="Text_20_body">Implemente operações entre tabelas.</text:p>
        </text:list-item>
      </text:list>
      <text:p text:style-name="Standard"/>
      <text:p text:style-name="Standard"/>
      <text:p text:style-name="P6">Teste unitário de funções individuais;</text:p>
      <text:p text:style-name="P6">Teste de integração de componentes;</text:p>
      <text:p text:style-name="P6">Teste de fluxo de dados;</text:p>
      <text:p text:style-name="P6">Teste de carga e desempenho;</text:p>
      <text:p text:style-name="P6">Teste de segurança;</text:p>
      <text:p text:style-name="P6">Teste de usabilidade;</text:p>
      <text:p text:style-name="P6">Teste de exceção e condição limite;</text:p>
      <text:p text:style-name="P6"/>
      <text:p text:style-name="P6"/>
      <text:p text:style-name="P6">Algorithms and Data Structures:</text:p>
      <text:p text:style-name="P6"/>
      <text:p text:style-name="P6">B-Tree;</text:p>
      <text:p text:style-name="P6">Hashing;</text:p>
      <text:p text:style-name="P6">Sorting with mergesort or heapsort;</text:p>
      <text:p text:style-name="P6">Indexing algorithms;</text:p>
      <text:p text:style-name="P6">Query optimization;</text:p>
      <text:p text:style-name="P6">Encryption algorithms;</text:p>
      <text:p text:style-name="P6">Caching mechanisms;</text:p>
      <text:p text:style-name="P7">Alocação dinâmica para guardar o cache selecionado pelo usuário ou feito de forma automática (alocar um espaço para o cache selecionado pelo usuário e outro espaço para um cache automático);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35:18.221323399</meta:creation-date>
    <dc:date>2023-05-22T22:20:49.456478109</dc:date>
    <meta:editing-duration>PT4M10S</meta:editing-duration>
    <meta:editing-cycles>1</meta:editing-cycles>
    <meta:document-statistic meta:table-count="0" meta:image-count="0" meta:object-count="0" meta:page-count="2" meta:paragraph-count="54" meta:word-count="479" meta:character-count="3044" meta:non-whitespace-character-count="2626"/>
    <meta:generator>LibreOffice/7.3.7.2$Linux_X86_64 LibreOffice_project/30$Build-2</meta:generator>
  </office:meta>
</office:document-meta>
</file>